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14.1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table table:name="Blad1" table:style-name="ta1" table:print="false">
        <table:table-column table:style-name="co2" table:default-cell-style-name="ce2"/>
        <table:table-column table:style-name="co4" table:default-cell-style-name="Default"/>
        <table:table-row table:style-name="ro2">
          <table:table-cell table:style-name="ce1" office:value-type="string">
            <text:p>Architectury API (Forge)</text:p>
          </table:table-cell>
          <table:table-cell office:value-type="string">
            <text:p>architectury-1.17.20-forge.jar</text:p>
          </table:table-cell>
        </table:table-row>
        <table:table-row table:style-name="ro2">
          <table:table-cell office:value-type="string">
            <text:p>Ars Nouveau</text:p>
          </table:table-cell>
          <table:table-cell office:value-type="string">
            <text:p>ars_nouveau-1.16.5-1.18.5.jar</text:p>
          </table:table-cell>
        </table:table-row>
        <table:table-row table:style-name="ro2">
          <table:table-cell office:value-type="string">
            <text:p>Corail Tombstone</text:p>
          </table:table-cell>
          <table:table-cell office:value-type="string">
            <text:p>tombstone-1.16-6.4.3.jar</text:p>
          </table:table-cell>
        </table:table-row>
        <table:table-row table:style-name="ro2">
          <table:table-cell office:value-type="string">
            <text:p>Mystical World</text:p>
          </table:table-cell>
          <table:table-cell office:value-type="string">
            <text:p>mysticalworld-1.16.4-0.3.1.11.jar</text:p>
          </table:table-cell>
        </table:table-row>
        <table:table-row table:style-name="ro2">
          <table:table-cell office:value-type="string">
            <text:p>Polymorph (Forge)</text:p>
          </table:table-cell>
          <table:table-cell office:value-type="string">
            <text:p>polymorph-forge-1.16.5-0.24.jar</text:p>
          </table:table-cell>
        </table:table-row>
        <table:table-row table:style-name="ro2">
          <table:table-cell office:value-type="string">
            <text:p>Serene Seasons</text:p>
          </table:table-cell>
          <table:table-cell office:value-type="string">
            <text:p>SereneSeasons-1.16.5-4.0.1.91-universal.jar</text:p>
          </table:table-cell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supplementaries-1.16.5-0.13.0.jar</text:p>
          </table:table-cell>
        </table:table-row>
        <table:table-row table:style-name="ro2">
          <table:table-cell office:value-type="string">
            <text:p>Biomes O' Plenty</text:p>
          </table:table-cell>
          <table:table-cell office:value-type="string">
            <text:p>BiomesOPlenty-1.16.5-13.1.0.471-universal.jar</text:p>
          </table:table-cell>
        </table:table-row>
        <table:table-row table:style-name="ro2">
          <table:table-cell office:value-type="string">
            <text:p>Botania</text:p>
          </table:table-cell>
          <table:table-cell office:value-type="string">
            <text:p>Botania-1.16.5-416.jar</text:p>
          </table:table-cell>
        </table:table-row>
        <table:table-row table:style-name="ro2">
          <table:table-cell office:value-type="string">
            <text:p>Cosmetic Armor Reworked</text:p>
          </table:table-cell>
          <table:table-cell office:value-type="string">
            <text:p>CosmeticArmorReworked-1.16.5-v3a.jar</text:p>
          </table:table-cell>
        </table:table-row>
        <table:table-row table:style-name="ro2">
          <table:table-cell office:value-type="string">
            <text:p>Curios API (Forge)</text:p>
          </table:table-cell>
          <table:table-cell office:value-type="string">
            <text:p>curios-forge-1.16.5-4.0.5.2.jar</text:p>
          </table:table-cell>
        </table:table-row>
        <table:table-row table:style-name="ro2">
          <table:table-cell office:value-type="string">
            <text:p>Dragon Mounts: Legacy</text:p>
          </table:table-cell>
          <table:table-cell office:value-type="string">
            <text:p>[1.16.X-1.0.10] Dragon Mounts Legacy.jar</text:p>
          </table:table-cell>
        </table:table-row>
        <table:table-row table:style-name="ro2">
          <table:table-cell office:value-type="string">
            <text:p>Dungeons Gear</text:p>
          </table:table-cell>
          <table:table-cell office:value-type="string">
            <text:p>dungeons_gear-1.16.5-3.0.16.jar</text:p>
          </table:table-cell>
        </table:table-row>
        <table:table-row table:style-name="ro2">
          <table:table-cell office:value-type="string">
            <text:p>GeckoLib</text:p>
          </table:table-cell>
          <table:table-cell office:value-type="string">
            <text:p>geckolib-forge-1.16.5-3.0.41.jar</text:p>
          </table:table-cell>
        </table:table-row>
        <table:table-row table:style-name="ro2">
          <table:table-cell office:value-type="string">
            <text:p>Goblin Traders</text:p>
          </table:table-cell>
          <table:table-cell office:value-type="string">
            <text:p>goblintraders-1.6.0-1.16.3.jar</text:p>
          </table:table-cell>
        </table:table-row>
        <table:table-row table:style-name="ro2">
          <table:table-cell office:value-type="string">
            <text:p>Just Enough Items (JEI)</text:p>
          </table:table-cell>
          <table:table-cell office:value-type="string">
            <text:p>jei-1.16.5-7.7.0.106.jar</text:p>
          </table:table-cell>
        </table:table-row>
        <table:table-row table:style-name="ro2">
          <table:table-cell office:value-type="string">
            <text:p>LibX</text:p>
          </table:table-cell>
          <table:table-cell office:value-type="string">
            <text:p>LibX-1.16.3-1.0.76.jar</text:p>
          </table:table-cell>
        </table:table-row>
        <table:table-row table:style-name="ro2">
          <table:table-cell office:value-type="string">
            <text:p>MythicBotany</text:p>
          </table:table-cell>
          <table:table-cell office:value-type="string">
            <text:p>MythicBotany-1.16.4-1.3.15.jar</text:p>
          </table:table-cell>
        </table:table-row>
        <table:table-row table:style-name="ro2">
          <table:table-cell office:value-type="string">
            <text:p>Nature's Compass</text:p>
          </table:table-cell>
          <table:table-cell office:value-type="string">
            <text:p>NaturesCompass-1.16.5-1.9.0.jar</text:p>
          </table:table-cell>
        </table:table-row>
        <table:table-row table:style-name="ro2">
          <table:table-cell office:value-type="string">
            <text:p>Patchouli</text:p>
          </table:table-cell>
          <table:table-cell office:value-type="string">
            <text:p>Patchouli-1.16.4-51.jar</text:p>
          </table:table-cell>
        </table:table-row>
        <table:table-row table:style-name="ro2">
          <table:table-cell office:value-type="string">
            <text:p>Simply Improved Terrain [Forge]</text:p>
          </table:table-cell>
          <table:table-cell office:value-type="string">
            <text:p>SimplyImprovedTerrain-0.3.2-Forge.jar</text:p>
          </table:table-cell>
        </table:table-row>
        <table:table-row table:style-name="ro2">
          <table:table-cell office:value-type="string">
            <text:p>Sophisticated Backpacks</text:p>
          </table:table-cell>
          <table:table-cell office:value-type="string">
            <text:p>sophisticatedbackpacks-1.16.4-2.5.0.271.jar</text:p>
          </table:table-cell>
        </table:table-row>
        <table:table-row table:style-name="ro2">
          <table:table-cell office:value-type="string">
            <text:p>TrashSlot</text:p>
          </table:table-cell>
          <table:table-cell office:value-type="string">
            <text:p>TrashSlot_1.16.3-12.2.1.jar</text:p>
          </table:table-cell>
        </table:table-row>
        <table:table-row table:style-name="ro2">
          <table:table-cell office:value-type="string">
            <text:p>Waystones</text:p>
          </table:table-cell>
          <table:table-cell office:value-type="string">
            <text:p>Waystones_1.16.5-7.6.2.jar</text:p>
          </table:table-cell>
        </table:table-row>
        <table:table-row table:style-name="ro2">
          <table:table-cell office:value-type="string">
            <text:p>When Dungeons Arise</text:p>
          </table:table-cell>
          <table:table-cell office:value-type="string">
            <text:p>dungeonsarise1.16.5-1.2.68a-HF.jar</text:p>
          </table:table-cell>
        </table:table-row>
        <table:table-row table:style-name="ro2">
          <table:table-cell office:value-type="string">
            <text:p>Wyrmroost</text:p>
          </table:table-cell>
          <table:table-cell office:value-type="string">
            <text:p>Wyrmroost-1.16.3-1.2.11.jar</text:p>
          </table:table-cell>
        </table:table-row>
        <table:table-row table:style-name="ro3">
          <table:table-cell office:value-type="string">
            <text:p>FastFurnace minus Replacement</text:p>
          </table:table-cell>
          <table:table-cell table:style-name="ce3" office:value-type="string">
            <text:p>fastfurnaceminusreplacement-1.1-1.16.3.jar </text:p>
          </table:table-cell>
        </table:table-row>
        <table:table-row table:style-name="ro3">
          <table:table-cell office:value-type="string">
            <text:p>FastWorkbench minus Replacement</text:p>
          </table:table-cell>
          <table:table-cell table:style-name="ce3" office:value-type="string">
            <text:p>fastbenchminusreplacement-1.4.jar </text:p>
          </table:table-cell>
        </table:table-row>
        <table:table-row table:style-name="ro4">
          <table:table-cell office:value-type="string">
            <text:p>RandomPatches</text:p>
          </table:table-cell>
          <table:table-cell table:style-name="ce4"/>
        </table:table-row>
        <table:table-row table:style-name="ro2">
          <table:table-cell table:style-name="Default"/>
          <table:table-cell/>
        </table:table-row>
        <table:table-row table:style-name="ro3">
          <table:table-cell table:style-name="Default" office:value-type="string">
            <text:p>DruidCraft</text:p>
          </table:table-cell>
          <table:table-cell/>
        </table:table-row>
      </table:table>
      <table:table table:name="Blad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2">02-07-2021</text:date>, <text:time>00:03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le Sanders</meta:initial-creator>
    <meta:creation-date>2021-06-24T12:07:11.31</meta:creation-date>
    <dc:date>2021-07-02T00:03:30.57</dc:date>
    <dc:creator>Melle Sanders</dc:creator>
    <meta:editing-duration>PT6H28M24S</meta:editing-duration>
    <meta:editing-cycles>5</meta:editing-cycles>
    <meta:generator>OpenOffice/4.1.5$Win32 OpenOffice.org_project/415m1$Build-9789</meta:generator>
    <meta:document-statistic meta:table-count="3" meta:cell-count="58" meta:object-count="0"/>
  </office:meta>
</office:document-meta>
</file>